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4366238667525878258"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5240071144241754684"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9100807171988595919"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55534372089416599"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09383846892483717"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593755579209454605"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4065720986129175838"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8532666694540230334"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5532065" text:continue-list="list4065720986129175838"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64609195515947543"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40675"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27043"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5527692"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5542991"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42886"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1600715580549712495"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8013601680592145232"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0529310950037638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22933"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9415237410436393"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44649488974903111"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308726093596139618" text:style-name="L15">
        <text:list-item>
          <text:list>
            <text:list-header>
              <text:p text:style-name="P169">1.5 miles averaging about 9:40/mile and rest 1 min</text:p>
            </text:list-header>
          </text:list>
        </text:list-item>
      </text:list>
      <text:p text:style-name="P23">1 mile in 8:26 and rest 2 min</text:p>
      <text:list xml:id="list6126707557096209993"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719188532268875199"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38664"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8290775800373342009"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328529557628258574"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4031376215047301367"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5531030" text:continue-list="list4328529557628258574" text:style-name="L19">
        <text:list-item>
          <text:list>
            <text:list-header>
              <text:p text:style-name="P173">(Pace*HR)=1240</text:p>
            </text:list-header>
          </text:list>
        </text:list-item>
      </text:list>
      <text:list xml:id="list35535704" text:continue-list="list8290775800373342009" text:style-name="L18">
        <text:list-item>
          <text:list>
            <text:list-header>
              <text:p text:style-name="P172">2 miles at 10:46/mile Ave HR= 121 bpm and rest a few minutes</text:p>
            </text:list-header>
          </text:list>
        </text:list-item>
      </text:list>
      <text:list xml:id="list35521119" text:continue-list="list35531030"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5552088"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439428263397387051"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70581008378935541"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544974274467902305"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1389269797663563547"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738921712417268098"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32936632034848411"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5524614"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42694"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130831120314707564"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10"><text:span text:style-name="T2"/></text:p>
      <text:p text:style-name="P10"><text:span text:style-name="T2">Wed Jan 4, 2023 no running 2 miles walking</text:span></text:p>
      <text:p text:style-name="P10"><text:span text:style-name="T2">I walked 2 miles in 23:11 on hilly rods</text:span></text:p>
      <text:p text:style-name="P10"><text:span text:style-name="T2"/></text:p>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10"><text:span text:style-name="T2"/></text:p>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10"><text:span text:style-name="T2">Time: 49:12 or 9:50/mile</text:span></text:p>
      <text:p text:style-name="P23"><text:span text:style-name="T1">Warm down:</text:span> <text:s/>¼ mile in 3:00</text:p>
      <text:p text:style-name="P23"/>
      <text:p text:style-name="P10"><text:span text:style-name="T2">During the past week: </text:span>22.45 miles running</text:p>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357370991166694787"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6T15:28:47.22</dc:date>
    <dc:creator>James Lombardi</dc:creator>
    <meta:editing-duration>P18DT18H31M45S</meta:editing-duration>
    <meta:editing-cycles>1433</meta:editing-cycles>
    <meta:generator>OpenOffice/4.1.2$Win32 OpenOffice.org_project/412m3$Build-9782</meta:generator>
    <meta:document-statistic meta:table-count="0" meta:image-count="9" meta:object-count="0" meta:page-count="152" meta:paragraph-count="4318" meta:word-count="47214" meta:character-count="242681"/>
  </office:meta>
</office:document-meta>
</file>